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ext_20_body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ext_20_body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R.Drone Forward Sensor Test</text:h>
      <text:list xml:id="list2164212057" text:style-name="L1">
        <text:list-item>
          <text:p text:style-name="P4">Read from forward sensors and put drone into hover state when within 30”</text:p>
          <text:list>
            <text:list-item>
              <text:p text:style-name="P2">Connect to AR.Drone</text:p>
            </text:list-item>
            <text:list-item>
              <text:p text:style-name="P2">Send drone hover command</text:p>
            </text:list-item>
            <text:list-item>
              <text:p text:style-name="P2">After 1 second begin forward flight</text:p>
            </text:list-item>
            <text:list-item>
              <text:p text:style-name="P2">Send hover command when detect object withing 30”</text:p>
            </text:list-item>
            <text:list-item>
              <text:p text:style-name="P2">AR.Drone lands after 2 minute flight time</text:p>
            </text:list-item>
          </text:list>
        </text:list-item>
      </text:list>
      <text:p text:style-name="P1"><text:tab/></text:p>
      <text:list xml:id="list1775007918" text:style-name="L2">
        <text:list-item>
          <text:p text:style-name="P5">Pass Conditions</text:p>
          <text:list>
            <text:list-item>
              <text:p text:style-name="P3">AR.Drone takes off and hovers</text:p>
            </text:list-item>
            <text:list-item>
              <text:p text:style-name="P3">AR.Drone switches to forward flight state</text:p>
            </text:list-item>
            <text:list-item>
              <text:p text:style-name="P3">AR.Drone switches to hover state when within 30”</text:p>
            </text:list-item>
            <text:list-item>
              <text:p text:style-name="P3">AR.Drone switches to forward flight state when 30” object is removed</text:p>
            </text:list-item>
            <text:list-item>
              <text:p text:style-name="P3">AR.Drone switches to landing state after 2 minutes</text:p>
            </text:list-item>
          </text:list>
        </text:list-item>
      </text:list>
      <text:p text:style-name="P1"/>
      <text:list xml:id="list996697177" text:continue-numbering="true" text:style-name="L2">
        <text:list-item>
          <text:p text:style-name="P5">Test Results</text:p>
          <text:list>
            <text:list-item>
              <text:p text:style-name="P3">None ye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holes </meta:initial-creator>
    <meta:creation-date>2013-02-07T12:51:42</meta:creation-date>
    <dc:date>2013-02-07T13:01:39</dc:date>
    <dc:creator>Postholes </dc:creator>
    <meta:editing-duration>P0D</meta:editing-duration>
    <meta:editing-cycles>1</meta:editing-cycles>
    <meta:document-statistic meta:table-count="0" meta:image-count="0" meta:object-count="0" meta:page-count="1" meta:paragraph-count="16" meta:word-count="103" meta:character-count="554" meta:non-whitespace-character-count="479"/>
    <meta:generator>LibreOffice/3.5$Linux_X86_64 LibreOffice_project/350m1$Build-2</meta:generator>
  </office:meta>
</office:document-meta>
</file>